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AnnotationProcessor.generate( Declaration dec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ntrolAnnotationProcessor.check( Declaration decl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ontrolAnnotationProcessor.getGen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rolAnnotationProcessor.ControlAnnotationProcess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